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6530233428009078554"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334531477505824316"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1295730001109831244"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2241378345108542070"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½ mile was 124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 text:c="2"/></text:span></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4-15T19:28:14.53</dc:date>
    <dc:creator>James Lombardi</dc:creator>
    <meta:editing-duration>P3DT3H46M19S</meta:editing-duration>
    <meta:editing-cycles>317</meta:editing-cycles>
    <meta:generator>OpenOffice/4.1.2$Win32 OpenOffice.org_project/412m3$Build-9782</meta:generator>
    <meta:document-statistic meta:table-count="0" meta:image-count="0" meta:object-count="0" meta:page-count="47" meta:paragraph-count="1251" meta:word-count="13670" meta:character-count="67482"/>
  </office:meta>
</office:document-meta>
</file>